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style:font-size-asian="12pt" style:font-size-complex="12pt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font-size="12pt" fo:letter-spacing="normal" style:font-size-asian="12pt" style:font-size-complex="12pt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style:font-name="Liberation Mono" fo:font-size="12pt" style:font-size-asian="12pt" style:font-size-complex="12pt"/>
    </style:style>
    <style:style style:name="P5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officeooo:rsid="00098b1e" officeooo:paragraph-rsid="00098b1e" style:font-size-asian="12pt" style:font-size-complex="12pt"/>
    </style:style>
    <style:style style:name="P6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text-align="center" style:justify-single-word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officeooo:rsid="00098b1e" officeooo:paragraph-rsid="00098b1e" style:font-size-asian="12pt" style:font-size-complex="12pt"/>
    </style:style>
    <style:style style:name="P7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text-align="center" style:justify-single-word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Mono" fo:font-size="14pt" fo:letter-spacing="normal" fo:font-style="normal" fo:font-weight="normal" officeooo:rsid="00098b1e" officeooo:paragraph-rsid="00098b1e" style:font-size-asian="14pt" style:font-size-complex="14pt"/>
    </style:style>
    <style:style style:name="P8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d3b45" fo:letter-spacing="normal"/>
    </style:style>
    <style:style style:name="T2" style:family="text">
      <style:text-properties fo:font-variant="normal" fo:text-transform="none" fo:color="#2d3b45" fo:letter-spacing="normal" fo:font-style="normal" fo:font-weight="normal"/>
    </style:style>
    <style:style style:name="T3" style:family="text">
      <style:text-properties officeooo:rsid="00098b1e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098b1e"/>
    </style:style>
    <style:style style:name="T6" style:family="text">
      <style:text-properties fo:font-style="normal" fo:font-weight="normal" officeooo:rsid="000b463e"/>
    </style:style>
    <style:style style:name="T7" style:family="text">
      <style:text-properties officeooo:rsid="000b463e"/>
    </style:style>
    <style:style style:name="T8" style:family="text">
      <style:text-properties officeooo:rsid="000d1faa"/>
    </style:style>
    <style:style style:name="T9" style:family="text">
      <style:text-properties officeooo:rsid="000e354a"/>
    </style:style>
    <style:style style:name="T10" style:family="text">
      <style:text-properties officeooo:rsid="000e3d40"/>
    </style:style>
    <style:style style:name="T11" style:family="text">
      <style:text-properties officeooo:rsid="000ef1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eremy Holloway</text:p>
      <text:p text:style-name="P5">CPSC-3220-001</text:p>
      <text:p text:style-name="P5">5/19/2019</text:p>
      <text:p text:style-name="P7">Pre-class Assignment #4</text:p>
      <text:p text:style-name="P6"/>
      <text:p text:style-name="P2">1. What are the four locations identified in the textbook at which operating system functionality can be placed?</text:p>
      <text:p text:style-name="P2"><text:tab/><text:span text:style-name="T11">User-level programs</text:span></text:p>
      <text:p text:style-name="P2"><text:tab/><text:span text:style-name="T11">User-level libraries</text:span></text:p>
      <text:p text:style-name="P2"><text:tab/><text:span text:style-name="T11">The kernel</text:span></text:p>
      <text:p text:style-name="P2"><text:tab/><text:span text:style-name="T11">User-level server</text:span></text:p>
      <text:p text:style-name="P4"/>
      <text:p text:style-name="P2">2. Briefly explain what each of these three UNIX system calls do:</text:p>
      <text:p text:style-name="P3"><text:s text:c="3"/><text:span text:style-name="T4">fork(): </text:span><text:span text:style-name="T5">This command creates a complete copy of the parent <text:tab/><text:tab/><text:tab/>process.</text:span></text:p>
      <text:p text:style-name="P3"><text:s text:c="3"/><text:span text:style-name="T4">exec(): </text:span><text:span text:style-name="T5">This command creates a new executable image and starts <text:tab/><text:tab/>running it.</text:span></text:p>
      <text:p text:style-name="P3"><text:s text:c="3"/><text:span text:style-name="T4">Wait(): </text:span><text:span text:style-name="T6">This command will pause the parent process until the <text:tab/><text:tab/>child process has finished running.</text:span></text:p>
      <text:p text:style-name="P4"/>
      <text:p text:style-name="P2">3. Can UNIX fork() return an error? If so, why?</text:p>
      <text:p text:style-name="P4"><text:tab/><text:span text:style-name="T7">A UNIX fork() can return an error if there is not enough memory <text:tab/>to copy the entire process.</text:span></text:p>
      <text:p text:style-name="P2">4. If there were separate UNIX system calls for exists(), create(), and open(), what could go wrong with</text:p>
      <text:p text:style-name="P4"><text:span text:style-name="T1"><text:s text:c="3"/></text:span><text:span text:style-name="T2">the following code?</text:span></text:p>
      <text:p text:style-name="P3"><text:s text:c="7"/><text:span text:style-name="T4">if (!exists(name))</text:span></text:p>
      <text:p text:style-name="P3"><text:s text:c="11"/><text:span text:style-name="T4">create(name);</text:span></text:p>
      <text:p text:style-name="P3"><text:s text:c="7"/><text:span text:style-name="T4">fd = open(name);</text:span></text:p>
      <text:p text:style-name="P4"><text:tab/><text:span text:style-name="T8">The problem arises on a multiprocessor system since a user <text:tab/>could have created or destroyed the file in between calls but <text:tab/>by giving the single system call the ability to test means you <text:tab/>can directly access it then instead of coming back later. </text:span></text:p>
      <text:p text:style-name="P4"><text:soft-page-break/></text:p>
      <text:p text:style-name="P2">5. What is a UNIX pipe?</text:p>
      <text:p text:style-name="P4"><text:tab/><text:span text:style-name="T8">A UNIX pipe is a kernel buffer with two file descriptors, one <text:tab/>for writing and one for reading.</text:span></text:p>
      <text:p text:style-name="P4"/>
      <text:p text:style-name="P2">6. What is the purpose of the UNIX select() system call?</text:p>
      <text:p text:style-name="P2"><text:tab/><text:span text:style-name="T9">Select allows the server to wait for input from any set of file <text:tab/>descriptors, and returns the descriptor that has data.</text:span></text:p>
      <text:p text:style-name="P4"/>
      <text:p text:style-name="P2">7. What is the producer-consumer communication pattern?</text:p>
      <text:p text:style-name="P2"><text:tab/><text:span text:style-name="T9">In this structure programs are structured to accept as input <text:tab/>the output of other programs.</text:span></text:p>
      <text:p text:style-name="P4"/>
      <text:p text:style-name="P2">8. What is the client-server communication pattern?</text:p>
      <text:p text:style-name="P2"><text:tab/><text:span text:style-name="T9">An alternative model that allows two-way communication between <text:tab/>processes, as in client server computing.</text:span></text:p>
      <text:p text:style-name="P4"/>
      <text:p text:style-name="P2">9. What is the benefit of having device drivers run in user mode?</text:p>
      <text:p text:style-name="P2"><text:tab/><text:span text:style-name="T9">The advantage of having a device driver run in user mode is <text:tab/>that it allows to kernel to easily restart it instead of <text:tab/>crashing the system.</text:span></text:p>
      <text:p text:style-name="P4"/>
      <text:p text:style-name="P2">10. What is a microkernel?</text:p>
      <text:p text:style-name="P2"><text:tab/><text:span text:style-name="T10">The kernel itself is kept small,and instead most of the <text:tab/>functionality of a traditional operating system kernel is put <text:tab/>into a set of user-level processes, or servers, accessed from <text:tab/>user applications via inter process communicatio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32:33.599156817</meta:creation-date>
    <dc:date>2019-05-20T13:05:49.687615719</dc:date>
    <meta:editing-duration>PT9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359" meta:character-count="2208" meta:non-whitespace-character-count="1812"/>
  </office:meta>
</office:document-meta>
</file>